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3pt" fo:language="ru" fo:country="RU" fo:font-style="italic" style:font-size-asian="13pt" style:font-style-asian="italic" style:font-size-complex="13pt" style:font-style-complex="italic"/>
    </style:style>
    <style:style style:name="P2" style:family="paragraph" style:parent-style-name="Standard"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3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4" style:family="paragraph" style:parent-style-name="Standard">
      <style:text-properties fo:color="#000080" style:font-name="Calibri" fo:font-size="11.5pt" fo:language="ru" fo:country="RU" style:font-size-asian="11.5pt" style:font-size-complex="11.5pt"/>
    </style:style>
    <style:style style:name="P5" style:family="paragraph" style:parent-style-name="Standard">
      <style:text-properties fo:color="#008000" style:font-name="Calibri" fo:font-size="11.5pt" fo:language="ru" fo:country="RU" style:font-size-asian="11.5pt" style:font-size-complex="11.5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8000" style:font-name="Calibri" fo:font-size="11.5pt" fo:language="ru" fo:country="RU" style:font-size-asian="11.5pt" style:font-size-complex="11.5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.5pt" fo:language="ru" fo:country="RU" style:font-size-asian="11.5pt" style:font-size-complex="11.5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.5pt" fo:language="ru" fo:country="RU" style:font-size-asian="11.5pt" style:font-size-complex="11.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80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8000"/>
    </style:style>
    <style:style style:name="T6" style:family="text">
      <style:text-properties fo:color="#008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baseline" style:horizontal-pos="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ое содержание</text:p>
      <text:p text:style-name="P2">Билет 12</text:p>
      <text:p text:style-name="P4">Теорема об изменении кинетической энергии</text:p>
      <text:p text:style-name="P3"><text:tab/>Считаем работу силы , далее 2 закон Ньютона →<text:span text:style-name="T1"> </text:span><text:span text:style-name="T1"><draw:frame draw:style-name="fr1" draw:name="Объект11" text:anchor-type="as-char" svg:width="3.609cm" svg:height="0.838cm" draw:z-index="0"><draw:object xlink:href="./Object 1" xlink:type="simple" xlink:show="embed" xlink:actuate="onLoad"/><draw:image xlink:href="./ObjectReplacements/Object 1" xlink:type="simple" xlink:show="embed" xlink:actuate="onLoad"/>
     </draw:frame></text:span></text:p>
      <text:p text:style-name="P3"><text:span text:style-name="T3">Кинетическая энергия </text:span>— энергия движения тела. Энергия — способность тела совершать работу.<draw:frame draw:style-name="fr2" draw:name="Объект56" text:anchor-type="as-char" svg:y="-0.482cm" svg:width="1.369cm" svg:height="0.79cm" draw:z-index="1"><draw:object xlink:href="./Object 2" xlink:type="simple" xlink:show="embed" xlink:actuate="onLoad"/><draw:image xlink:href="./ObjectReplacements/Object 2" xlink:type="simple" xlink:show="embed" xlink:actuate="onLoad"/>
     <svg:desc>формула</svg:desc>
    </draw:frame></text:p>
      <text:p text:style-name="P3"><text:span text:style-name="T2">Теорема о кинетической энергии системы тел </text:span>- <draw:frame draw:style-name="fr1" draw:name="Объект9" text:anchor-type="as-char" svg:width="2.619cm" svg:height="0.529cm" draw:z-index="2"><draw:object xlink:href="./Object 3" xlink:type="simple" xlink:show="embed" xlink:actuate="onLoad"/><draw:image xlink:href="./ObjectReplacements/Object 3" xlink:type="simple" xlink:show="embed" xlink:actuate="onLoad"/>
     <svg:desc>формула</svg:desc>
    </draw:frame></text:p>
      <text:p text:style-name="P3">Полная механическая энергия системы</text:p>
      <text:p text:style-name="P3"><text:span text:style-name="T5">Закон изменения полной механической энергии системы тел</text:span> - <draw:frame draw:style-name="fr1" draw:name="Объект2" text:anchor-type="as-char" svg:width="4.743cm" svg:height="0.529cm" draw:z-index="3"><draw:object xlink:href="./Object 4" xlink:type="simple" xlink:show="embed" xlink:actuate="onLoad"/><draw:image xlink:href="./ObjectReplacements/Object 4" xlink:type="simple" xlink:show="embed" xlink:actuate="onLoad"/>
     <svg:desc>формула</svg:desc>
    </draw:frame></text:p>
      <text:p text:style-name="P3"><text:tab/>Д-во: <draw:frame draw:style-name="fr1" draw:name="Объект1" text:anchor-type="as-char" svg:width="2.619cm" svg:height="0.529cm" draw:z-index="4"><draw:object xlink:href="./Object 5" xlink:type="simple" xlink:show="embed" xlink:actuate="onLoad"/><draw:image xlink:href="./ObjectReplacements/Object 5" xlink:type="simple" xlink:show="embed" xlink:actuate="onLoad"/>
     <svg:desc>формула</svg:desc>
    </draw:frame>+<draw:frame draw:style-name="fr1" draw:name="Объект6" text:anchor-type="as-char" svg:width="2.884cm" svg:height="0.531cm" draw:z-index="5"><draw:object xlink:href="./Object 6" xlink:type="simple" xlink:show="embed" xlink:actuate="onLoad"/><draw:image xlink:href="./ObjectReplacements/Object 6" xlink:type="simple" xlink:show="embed" xlink:actuate="onLoad"/>
     <svg:desc>формула</svg:desc>
    </draw:frame></text:p>
      <text:p text:style-name="P3"><text:span text:style-name="T5">Закон сохранения полной механической эинергии</text:span> — в замкнутой системе, в которой действуют тольео консервативные силы, механическая энергия сохраняется.</text:p>
      <text:p text:style-name="P2">Билет 13</text:p>
      <text:p text:style-name="P5">Работа силы тяжести</text:p>
      <text:p text:style-name="P8">Разбиваем на малые прямолинейные участки , считаем <text:span text:style-name="T1">→ </text:span>Зависит только от массы, начальной и конечной высоты.</text:p>
      <text:p text:style-name="P7">Работа силы упругости</text:p>
      <text:p text:style-name="P8">Разбиваем на малые бесконечно малые перемещения, раскладываем на парал. и перп. оси пружины</text:p>
      <text:p text:style-name="P8">Записываем работу, <draw:frame draw:style-name="fr1" draw:name="Объект16" text:anchor-type="as-char" svg:width="10.024cm" svg:height="0.586cm" draw:z-index="6"><draw:object xlink:href="./Object 7" xlink:type="simple" xlink:show="embed" xlink:actuate="onLoad"/><draw:image xlink:href="./ObjectReplacements/Object 7" xlink:type="simple" xlink:show="embed" xlink:actuate="onLoad"/>
     <svg:desc>формула</svg:desc>
    </draw:frame></text:p>
      <text:p text:style-name="P8">Строим график — площадь - <draw:frame draw:style-name="fr1" draw:name="Объект17" text:anchor-type="as-char" svg:width="4.417cm" svg:height="0.531cm" draw:z-index="7"><draw:object xlink:href="./Object 8" xlink:type="simple" xlink:show="embed" xlink:actuate="onLoad"/><draw:image xlink:href="./ObjectReplacements/Object 8" xlink:type="simple" xlink:show="embed" xlink:actuate="onLoad"/>
     <svg:desc>формула</svg:desc>
    </draw:frame>→<text:span text:style-name="T1"> </text:span><draw:frame draw:style-name="fr1" draw:name="Объект22" text:anchor-type="as-char" svg:width="2.923cm" svg:height="1.122cm" draw:z-index="8"><draw:object xlink:href="./Object 9" xlink:type="simple" xlink:show="embed" xlink:actuate="onLoad"/><draw:image xlink:href="./ObjectReplacements/Object 9" xlink:type="simple" xlink:show="embed" xlink:actuate="onLoad"/>
    </draw:frame></text:p>
      <text:p text:style-name="P8">Зависит только от <text:span text:style-name="T1">k, </text:span>начального и конечного удлиннений.</text:p>
      <text:p text:style-name="P6"><text:span text:style-name="T2">Консервативные (потенциальные) силы</text:span> — 1) силы, работа которых не зависит от формы траектории движения, а только от начального и конечного положений. 2) силы, работы которых по замкнутой траектории равна 0.</text:p>
      <text:p text:style-name="P6"><text:span text:style-name="T2">Неконсервативные (диссипотивные)</text:span> — 1) остальные. 2) силы, полная работа которых при движении системы всегда отрицательная.</text:p>
      <text:p text:style-name="P6"><text:span text:style-name="T3">Потенциальная энергия</text:span> — энергия взаимодействия тел. +примеры.</text:p>
      <text:p text:style-name="P6"><draw:frame draw:style-name="fr1" draw:name="Объект3" text:anchor-type="as-char" svg:width="2.884cm" svg:height="0.531cm" draw:z-index="9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/text:p>
      <text:p text:style-name="P6"><text:span text:style-name="T3">Закон изменения полной механической энергии системы тел</text:span> -\\-</text:p>
      <text:p text:style-name="P7">Работа силы трения</text:p>
      <text:p text:style-name="P9">Разбиваем на прямолинейные участки.</text:p>
      <text:p text:style-name="P12">Билет 14</text:p>
      <text:p text:style-name="P11"><text:span text:style-name="T2">Статика</text:span> — рм, и равновесие АТТ. <text:tab/><text:span text:style-name="T2">АТТ</text:span></text:p>
      <text:p text:style-name="P11">Раскладываем движение на поступательное и вращательное.</text:p>
      <text:p text:style-name="P11"><text:span text:style-name="T6">Говорим про вращательное</text:span> — угол поворота, мгновенную скорость и мгновенное ускорение.</text:p>
      <text:p text:style-name="P11"><text:tab/>Доказываем формулы <draw:frame draw:style-name="fr1" draw:name="Объект4" text:anchor-type="as-char" svg:width="1.933cm" svg:height="0.79cm" draw:z-index="10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<draw:frame draw:style-name="fr1" draw:name="Объект8" text:anchor-type="as-char" svg:width="1.593cm" svg:height="0.531cm" draw:z-index="11"><draw:object xlink:href="./Object 12" xlink:type="simple" xlink:show="embed" xlink:actuate="onLoad"/><draw:image xlink:href="./ObjectReplacements/Object 12" xlink:type="simple" xlink:show="embed" xlink:actuate="onLoad"/>
     <svg:desc>формула</svg:desc>
    </draw:frame></text:p>
      <text:p text:style-name="P11"><text:span text:style-name="T8">Тело в равновесии</text:span> — либо покоиться, либо движется прямолинейно и равномерно, либо равномерно вращается вокруг закрепленной оси.</text:p>
      <text:p text:style-name="P11"><text:span text:style-name="T6">Условия равновесия</text:span> — сумма сил = 0, сумма моментов = 0.</text:p>
      <text:p text:style-name="P11"><text:span text:style-name="T3">Момент силы</text:span> (относительно оси вращения) — вфв, равная векторному произведению радиус-вектора на силу. Направление — правило буравчика.</text:p>
      <text:p text:style-name="P11">Разбиваем тело на элементарные, записываем кинетическую энергию<draw:frame draw:style-name="fr1" draw:name="Объект14" text:anchor-type="as-char" svg:width="6.294cm" svg:height="0.838cm" draw:z-index="12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</text:p>
      <text:p text:style-name="P11"><text:span text:style-name="T3">Момент инерции</text:span> — сфв, численно равная сумме произведений элементарной массы на квадрат расстояния до оси вращения. <draw:frame draw:style-name="fr1" draw:name="Объект15" text:anchor-type="as-char" svg:width="2.547cm" svg:height="0.591cm" draw:z-index="13"><draw:object xlink:href="./Object 14" xlink:type="simple" xlink:show="embed" xlink:actuate="onLoad"/><draw:image xlink:href="./ObjectReplacements/Object 14" xlink:type="simple" xlink:show="embed" xlink:actuate="onLoad"/>
     <svg:desc>формула</svg:desc>
    </draw:frame>М.и. - мера инерции при вращательном движении.</text:p>
      <text:p text:style-name="P12">Основное уравнение динамики вращательного движения<draw:frame draw:style-name="fr1" draw:name="Объект39" text:anchor-type="as-char" svg:width="2.365cm" svg:height="0.593cm" draw:z-index="14"><draw:object xlink:href="./Object 15" xlink:type="simple" xlink:show="embed" xlink:actuate="onLoad"/><draw:image xlink:href="./ObjectReplacements/Object 15" xlink:type="simple" xlink:show="embed" xlink:actuate="onLoad"/>
     <svg:desc>формула</svg:desc>
    </draw:frame></text:p>
      <text:p text:style-name="P9">Раскладываем ускорение на нормальное и тангенциальное, делим тело на элементарные, они двигаются по окружностям.</text:p>
      <text:p text:style-name="P9">Смотрим на одно из них. <text:s/><draw:frame draw:style-name="fr1" draw:name="Объект5" text:anchor-type="as-char" svg:width="1.933cm" svg:height="0.79cm" draw:z-index="15"><draw:object xlink:href="./Object 16" xlink:type="simple" xlink:show="embed" xlink:actuate="onLoad"/><draw:image xlink:href="./ObjectReplacements/Object 16" xlink:type="simple" xlink:show="embed" xlink:actuate="onLoad"/>
     <svg:desc>формула</svg:desc>
    </draw:frame><draw:frame draw:style-name="fr1" draw:name="Объект7" text:anchor-type="as-char" svg:width="1.593cm" svg:height="0.531cm" draw:z-index="16"><draw:object xlink:href="./Object 17" xlink:type="simple" xlink:show="embed" xlink:actuate="onLoad"/><draw:image xlink:href="./ObjectReplacements/Object 17" xlink:type="simple" xlink:show="embed" xlink:actuate="onLoad"/>
     <svg:desc>формула</svg:desc>
    </draw:frame>Записываем 2 закон Ньютона <draw:frame draw:style-name="fr1" draw:name="Объект30" text:anchor-type="as-char" svg:width="3.096cm" svg:height="0.504cm" draw:z-index="17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</text:p>
      <text:p text:style-name="P9">Записываем момент <draw:frame draw:style-name="fr3" draw:name="Объект37" text:anchor-type="as-char" svg:width="6.916cm" svg:height="0.594cm" draw:z-index="18"><draw:object xlink:href="./Object 19" xlink:type="simple" xlink:show="embed" xlink:actuate="onLoad"/><draw:image xlink:href="./ObjectReplacements/Object 19" xlink:type="simple" xlink:show="embed" xlink:actuate="onLoad"/>
     <svg:desc>формула</svg:desc>
    </draw:frame>+ векторный вид →<text:span text:style-name="T1"> </text:span>Для всего</text:p>
      <text:p text:style-name="P11"><text:span text:style-name="T4">Теорема Штейнера</text:span> <draw:frame draw:style-name="fr1" draw:name="Объект40" text:anchor-type="as-char" svg:width="2.506cm" svg:height="0.589cm" draw:z-index="19"><draw:object xlink:href="./Object 20" xlink:type="simple" xlink:show="embed" xlink:actuate="onLoad"/><draw:image xlink:href="./ObjectReplacements/Object 20" xlink:type="simple" xlink:show="embed" xlink:actuate="onLoad"/>
     <svg:desc>формула</svg:desc>
    </draw:frame></text:p>
      <text:p text:style-name="P8"><text:span text:style-name="T7">Д-во: Смотрим на сечение, разбиваем на элементарные, записываем моменты инерци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623cm" fo:margin-left="1.032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04T16:12:23.93</meta:creation-date>
    <dc:date>2017-03-12T15:01:15.54</dc:date>
    <meta:editing-duration>P3DT15H10M42S</meta:editing-duration>
    <meta:editing-cycles>4</meta:editing-cycles>
    <meta:generator>OpenOffice.org/3.3$Win32 OpenOffice.org_project/330m20$Build-9567</meta:generator>
    <meta:print-date>2017-03-09T20:09:30.47</meta:print-date>
    <meta:document-statistic meta:table-count="0" meta:image-count="0" meta:object-count="20" meta:page-count="1" meta:paragraph-count="41" meta:word-count="340" meta:character-count="2467"/>
  </office:meta>
</office:document-meta>
</file>

<file path=Object 1/content.xml><?xml version="1.0" encoding="utf-8"?>
<math xmlns="http://www.w3.org/1998/Math/MathML">
  <semantics>
    <mstyle mathsize="9pt">
      <mrow>
        <mrow>
          <mrow>
            <mi>A</mi>
            <mo stretchy="false">=</mo>
            <mfrac>
              <mrow>
                <mi>m</mi>
                <mo stretchy="false">⋅</mo>
                <mrow>
                  <msubsup>
                    <mi>v</mi>
                    <mn>2</mn>
                    <mn>2</mn>
                  </msubsup>
                  <mo stretchy="false">−</mo>
                  <msubsup>
                    <mi>v</mi>
                    <mn>1</mn>
                    <mn>2</mn>
                  </msubsup>
                </mrow>
              </mrow>
              <mn>2</mn>
            </mfrac>
          </mrow>
          <mo stretchy="false">=</mo>
          <mrow>
            <mfrac>
              <mrow>
                <mi>m</mi>
                <msubsup>
                  <mi>v</mi>
                  <mn>1</mn>
                  <mn>2</mn>
                </msubsup>
              </mrow>
              <mn>2</mn>
            </mfrac>
            <mo stretchy="false">−</mo>
            <mfrac>
              <mrow>
                <mi>m</mi>
                <msubsup>
                  <mi>v</mi>
                  <mn>2</mn>
                  <mn>2</mn>
                </msubsup>
              </mrow>
              <mn>2</mn>
            </mfrac>
          </mrow>
        </mrow>
      </mrow>
    </mstyle>
    <annotation encoding="StarMath 5.0">size 9{A= m cdot {v_2 ^2 -v_1 ^2}over 2 = { m v_1 ^2} over 2  - { m v_2 ^2} over 2}</annotation>
  </semantics>
</math>
</file>

<file path=Object 10/content.xml><?xml version="1.0" encoding="utf-8"?>
<math xmlns="http://www.w3.org/1998/Math/MathML">
  <semantics>
    <mrow>
      <mrow>
        <msub>
          <mi>A</mi>
          <mi mathvariant="italic">конс.сил</mi>
        </msub>
        <mo stretchy="false">=</mo>
        <mrow>
          <mo stretchy="false">−</mo>
          <mo stretchy="false">Δ</mo>
        </mrow>
      </mrow>
      <msub>
        <mi>E</mi>
        <mi>п</mi>
      </msub>
    </mrow>
    <annotation encoding="StarMath 5.0">A_конс.сил = -%DELTA E_п  </annotation>
  </semantics>
</math>
</file>

<file path=Object 11/content.xml><?xml version="1.0" encoding="utf-8"?>
<math xmlns="http://www.w3.org/1998/Math/MathML">
  <semantics>
    <mstyle mathsize="9pt">
      <mrow>
        <mrow>
          <mrow>
            <mrow>
              <msub>
                <mi>a</mi>
                <mi>n</mi>
              </msub>
              <mo stretchy="false">=</mo>
              <mfrac>
                <msup>
                  <mi>v</mi>
                  <mn>2</mn>
                </msup>
                <mi>R</mi>
              </mfrac>
            </mrow>
            <mo stretchy="false">=</mo>
            <msup>
              <mo stretchy="false">ω</mo>
              <mn>2</mn>
            </msup>
          </mrow>
          <mi>R</mi>
        </mrow>
      </mrow>
    </mstyle>
    <annotation encoding="StarMath 5.0">size 9{a_n = v^2 over R = %iomega^2 R}</annotation>
  </semantics>
</math>
</file>

<file path=Object 12/content.xml><?xml version="1.0" encoding="utf-8"?>
<math xmlns="http://www.w3.org/1998/Math/MathML">
  <semantics>
    <mrow>
      <mrow>
        <msub>
          <mi>a</mi>
          <mo stretchy="false">τ</mo>
        </msub>
        <mo stretchy="false">=</mo>
        <mo stretchy="false">β</mo>
      </mrow>
      <mi>R</mi>
    </mrow>
    <annotation encoding="StarMath 5.0">a_{%itau}=%ibeta R</annotation>
  </semantics>
</math>
</file>

<file path=Object 13/content.xml><?xml version="1.0" encoding="utf-8"?>
<math xmlns="http://www.w3.org/1998/Math/MathML">
  <semantics>
    <mstyle mathsize="9pt">
      <mrow>
        <mrow>
          <mrow>
            <mrow>
              <mrow>
                <msub>
                  <mi>E</mi>
                  <mi>к</mi>
                </msub>
                <mo stretchy="false">=</mo>
                <mrow>
                  <mo stretchy="false">∑</mo>
                  <mfrac>
                    <mrow>
                      <mo stretchy="false">Δ</mo>
                      <msub>
                        <mi>m</mi>
                        <mi>i</mi>
                      </msub>
                      <msubsup>
                        <mi>v</mi>
                        <mi>i</mi>
                        <mn>2</mn>
                      </msubsup>
                    </mrow>
                    <mn>2</mn>
                  </mfrac>
                </mrow>
              </mrow>
              <mo stretchy="false">=</mo>
              <mrow>
                <mo stretchy="false">∑</mo>
                <mfrac>
                  <mrow>
                    <mo stretchy="false">Δ</mo>
                    <msub>
                      <mi>m</mi>
                      <mi>i</mi>
                    </msub>
                    <msup>
                      <mrow>
                        <mo stretchy="false">(</mo>
                        <mrow>
                          <msub>
                            <mi>r</mi>
                            <mi>i</mi>
                          </msub>
                          <mo stretchy="false">ω</mo>
                        </mrow>
                        <mo stretchy="false">)</mo>
                      </mrow>
                      <mn>2</mn>
                    </msup>
                  </mrow>
                  <mn>2</mn>
                </mfrac>
              </mrow>
            </mrow>
            <mo stretchy="false">=</mo>
            <mfrac>
              <msup>
                <mo stretchy="false">ω</mo>
                <mn>2</mn>
              </msup>
              <mn>2</mn>
            </mfrac>
          </mrow>
          <mrow>
            <mo stretchy="false">∑</mo>
            <mrow>
              <mo stretchy="false">Δ</mo>
              <msub>
                <mi>m</mi>
                <mi>i</mi>
              </msub>
              <msubsup>
                <mi>r</mi>
                <mi>i</mi>
                <mn>2</mn>
              </msubsup>
            </mrow>
          </mrow>
        </mrow>
      </mrow>
    </mstyle>
    <annotation encoding="StarMath 5.0">size 9{E_к = sum {{%DELTA m_i v_i ^2}over 2} = sum{{%DELTA m_i (r_i %iomega )^2}over 2} = %iomega ^2 over 2 sum{%DELTA m_i r_i ^2}}</annotation>
  </semantics>
</math>
</file>

<file path=Object 14/content.xml><?xml version="1.0" encoding="utf-8"?>
<math xmlns="http://www.w3.org/1998/Math/MathML">
  <semantics>
    <mrow>
      <mrow>
        <mi>J</mi>
        <mo stretchy="false">=</mo>
        <mrow>
          <mo stretchy="false">∑</mo>
          <mo stretchy="false">Δ</mo>
        </mrow>
      </mrow>
      <msub>
        <mi>m</mi>
        <mi>i</mi>
      </msub>
      <msubsup>
        <mi>r</mi>
        <mi>i</mi>
        <mn>2</mn>
      </msubsup>
    </mrow>
    <annotation encoding="StarMath 5.0">J=sum %DELTA m_i r_i ^2 </annotation>
  </semantics>
</math>
</file>

<file path=Object 15/content.xml><?xml version="1.0" encoding="utf-8"?>
<math xmlns="http://www.w3.org/1998/Math/MathML">
  <semantics>
    <mrow>
      <mrow>
        <mrow>
          <mo stretchy="false">∑</mo>
          <msub>
            <mover accent="true">
              <mi>M</mi>
              <mo stretchy="false">⃗</mo>
            </mover>
            <mi>i</mi>
          </msub>
        </mrow>
        <mo stretchy="false">=</mo>
        <msub>
          <mi>J</mi>
          <mi>c</mi>
        </msub>
      </mrow>
      <mover accent="true">
        <mo stretchy="false">β</mo>
        <mo stretchy="false">⃗</mo>
      </mover>
    </mrow>
    <annotation encoding="StarMath 5.0">sum{vec{M}}_{i}=J_c vec %ibeta</annotation>
  </semantics>
</math>
</file>

<file path=Object 16/content.xml><?xml version="1.0" encoding="utf-8"?>
<math xmlns="http://www.w3.org/1998/Math/MathML">
  <semantics>
    <mstyle mathsize="9pt">
      <mrow>
        <mrow>
          <mrow>
            <mrow>
              <msub>
                <mi>a</mi>
                <mi>n</mi>
              </msub>
              <mo stretchy="false">=</mo>
              <mfrac>
                <msup>
                  <mi>v</mi>
                  <mn>2</mn>
                </msup>
                <mi>R</mi>
              </mfrac>
            </mrow>
            <mo stretchy="false">=</mo>
            <msup>
              <mo stretchy="false">ω</mo>
              <mn>2</mn>
            </msup>
          </mrow>
          <mi>R</mi>
        </mrow>
      </mrow>
    </mstyle>
    <annotation encoding="StarMath 5.0">size 9{a_n = v^2 over R = %iomega^2 R}</annotation>
  </semantics>
</math>
</file>

<file path=Object 17/content.xml><?xml version="1.0" encoding="utf-8"?>
<math xmlns="http://www.w3.org/1998/Math/MathML">
  <semantics>
    <mrow>
      <mrow>
        <msub>
          <mi>a</mi>
          <mo stretchy="false">τ</mo>
        </msub>
        <mo stretchy="false">=</mo>
        <mo stretchy="false">β</mo>
      </mrow>
      <mi>R</mi>
    </mrow>
    <annotation encoding="StarMath 5.0">a_{%itau}=%ibeta R</annotation>
  </semantics>
</math>
</file>

<file path=Object 18/content.xml><?xml version="1.0" encoding="utf-8"?>
<math xmlns="http://www.w3.org/1998/Math/MathML">
  <semantics>
    <mstyle mathsize="10pt">
      <mrow>
        <mrow>
          <msub>
            <mi>m</mi>
            <mi>i</mi>
          </msub>
          <mrow>
            <msub>
              <mi>a</mi>
              <mi>n</mi>
            </msub>
            <mo stretchy="false">=</mo>
            <msub>
              <mi>F</mi>
              <mi>n</mi>
            </msub>
          </mrow>
          <mi>,</mi>
          <msub>
            <mi>m</mi>
            <mi>i</mi>
          </msub>
          <mrow>
            <msub>
              <mi>a</mi>
              <mo stretchy="false">τ</mo>
            </msub>
            <mo stretchy="false">=</mo>
            <msub>
              <mi>F</mi>
              <mo stretchy="false">τ</mo>
            </msub>
          </mrow>
        </mrow>
      </mrow>
    </mstyle>
    <annotation encoding="StarMath 5.0">size 10{m_i a_n =F_n ,m_i a_%itau = F_%itau}</annotation>
  </semantics>
</math>
</file>

<file path=Object 19/content.xml><?xml version="1.0" encoding="utf-8"?>
<math xmlns="http://www.w3.org/1998/Math/MathML">
  <semantics>
    <mrow>
      <mrow>
        <msub>
          <mi>M</mi>
          <msub>
            <mi>F</mi>
            <mo stretchy="false">τ</mo>
          </msub>
        </msub>
        <mo stretchy="false">=</mo>
        <mrow>
          <mrow>
            <mi>r</mi>
            <mo stretchy="false">⋅</mo>
            <msub>
              <mi>F</mi>
              <mo stretchy="false">τ</mo>
            </msub>
          </mrow>
          <mo stretchy="false">⋅</mo>
          <mi mathvariant="italic">sin</mi>
        </mrow>
      </mrow>
      <mrow>
        <mo stretchy="false">α</mo>
        <mo stretchy="false">=</mo>
        <msub>
          <mi>F</mi>
          <mo stretchy="false">τ</mo>
        </msub>
      </mrow>
      <mrow>
        <mi>R</mi>
        <mo stretchy="false">=</mo>
        <msub>
          <mi>m</mi>
          <mi>i</mi>
        </msub>
      </mrow>
      <mo stretchy="false">β</mo>
      <mrow>
        <msup>
          <mi>R</mi>
          <mn>2</mn>
        </msup>
        <mo stretchy="false">=</mo>
        <msub>
          <mi>J</mi>
          <mi>i</mi>
        </msub>
      </mrow>
      <mo stretchy="false">β</mo>
    </mrow>
    <annotation encoding="StarMath 5.0">{M}_{F_%itau} = r cdot  F_%itau cdot sin %ialpha = F_%itau R = m_i  %ibeta R^2 = J_i %ibeta</annotation>
  </semantics>
</math>
</file>

<file path=Object 2/content.xml><?xml version="1.0" encoding="utf-8"?>
<math xmlns="http://www.w3.org/1998/Math/MathML">
  <semantics>
    <mstyle mathsize="9pt">
      <mrow>
        <mrow>
          <msub>
            <mi>E</mi>
            <mi>k</mi>
          </msub>
          <mo stretchy="false">=</mo>
          <mfrac>
            <msup>
              <mi mathvariant="italic">mv</mi>
              <mn>2</mn>
            </msup>
            <mn>2</mn>
          </mfrac>
        </mrow>
      </mrow>
    </mstyle>
    <annotation encoding="StarMath 5.0">size 9{E_k =mv^2 over 2}</annotation>
  </semantics>
</math>
</file>

<file path=Object 20/content.xml><?xml version="1.0" encoding="utf-8"?>
<math xmlns="http://www.w3.org/1998/Math/MathML">
  <semantics>
    <mrow>
      <msub>
        <mi>J</mi>
        <mi>Р</mi>
      </msub>
      <mo stretchy="false">=</mo>
      <mrow>
        <msub>
          <mi>J</mi>
          <mi>c</mi>
        </msub>
        <mo stretchy="false">+</mo>
        <msup>
          <mi mathvariant="italic">md</mi>
          <mn>2</mn>
        </msup>
      </mrow>
    </mrow>
    <annotation encoding="StarMath 5.0">J_Р = J_c + md^2</annotation>
  </semantics>
</math>
</file>

<file path=Object 3/content.xml><?xml version="1.0" encoding="utf-8"?>
<math xmlns="http://www.w3.org/1998/Math/MathML">
  <semantics>
    <mrow>
      <mo stretchy="false">Δ</mo>
      <mrow>
        <msub>
          <mi>E</mi>
          <mi mathvariant="italic">kc</mi>
        </msub>
        <mo stretchy="false">=</mo>
        <msub>
          <mi>A</mi>
          <mrow>
            <mi mathvariant="italic">всех</mi>
            <mi mathvariant="italic">сил</mi>
          </mrow>
        </msub>
      </mrow>
    </mrow>
    <annotation encoding="StarMath 5.0">%DELTA E_kc = A_{всех сил}</annotation>
  </semantics>
</math>
</file>

<file path=Object 4/content.xml><?xml version="1.0" encoding="utf-8"?>
<math xmlns="http://www.w3.org/1998/Math/MathML">
  <semantics>
    <mrow>
      <mo stretchy="false">Δ</mo>
      <mrow>
        <mi>E</mi>
        <mo stretchy="false">=</mo>
        <msub>
          <mi>A</mi>
          <mrow>
            <mi mathvariant="italic">внешн.</mi>
            <mi>и</mi>
            <mi/>
            <mi mathvariant="italic">внутр.неконсерв.</mi>
            <mi mathvariant="italic">сил</mi>
          </mrow>
        </msub>
      </mrow>
    </mrow>
    <annotation encoding="StarMath 5.0">%DELTA E = A_{внешн. и `внутр.неконсерв. сил} </annotation>
  </semantics>
</math>
</file>

<file path=Object 5/content.xml><?xml version="1.0" encoding="utf-8"?>
<math xmlns="http://www.w3.org/1998/Math/MathML">
  <semantics>
    <mrow>
      <mo stretchy="false">Δ</mo>
      <mrow>
        <msub>
          <mi>E</mi>
          <mi mathvariant="italic">kc</mi>
        </msub>
        <mo stretchy="false">=</mo>
        <msub>
          <mi>A</mi>
          <mrow>
            <mi mathvariant="italic">всех</mi>
            <mi mathvariant="italic">сил</mi>
          </mrow>
        </msub>
      </mrow>
    </mrow>
    <annotation encoding="StarMath 5.0">%DELTA E_kc = A_{всех сил}</annotation>
  </semantics>
</math>
</file>

<file path=Object 6/content.xml><?xml version="1.0" encoding="utf-8"?>
<math xmlns="http://www.w3.org/1998/Math/MathML">
  <semantics>
    <mrow>
      <mrow>
        <msub>
          <mi>A</mi>
          <mi mathvariant="italic">конс.сил</mi>
        </msub>
        <mo stretchy="false">=</mo>
        <mrow>
          <mo stretchy="false">−</mo>
          <mo stretchy="false">Δ</mo>
        </mrow>
      </mrow>
      <msub>
        <mi>E</mi>
        <mi>п</mi>
      </msub>
    </mrow>
    <annotation encoding="StarMath 5.0">A_конс.сил = - %DELTA E_п  </annotation>
  </semantics>
</math>
</file>

<file path=Object 7/content.xml><?xml version="1.0" encoding="utf-8"?>
<math xmlns="http://www.w3.org/1998/Math/MathML">
  <semantics>
    <mrow>
      <mo stretchy="false">Δ</mo>
      <mrow>
        <msub>
          <mi>A</mi>
          <mn>12</mn>
        </msub>
        <mo stretchy="false">=</mo>
        <mrow>
          <mo stretchy="false">∑</mo>
          <mo stretchy="false">Δ</mo>
        </mrow>
      </mrow>
      <mrow>
        <msub>
          <mi>A</mi>
          <mi>i</mi>
        </msub>
        <mo stretchy="false">=</mo>
        <mrow>
          <mo stretchy="false">∑</mo>
          <msub>
            <mi>F</mi>
            <mi>i</mi>
          </msub>
        </mrow>
      </mrow>
      <mo stretchy="false">Δ</mo>
      <mrow>
        <mrow>
          <msub>
            <mi>x</mi>
            <mi>i</mi>
          </msub>
          <mo stretchy="false">=</mo>
          <mrow>
            <mo stretchy="false">−</mo>
            <mrow>
              <mo stretchy="false">∑</mo>
              <mrow>
                <msub>
                  <mi>F</mi>
                  <mrow>
                    <mi>i</mi>
                    <mo stretchy="false">∗</mo>
                    <mi/>
                  </mrow>
                </msub>
                <mo stretchy="false">Δ</mo>
                <msub>
                  <mi>x</mi>
                  <mi>i</mi>
                </msub>
              </mrow>
            </mrow>
          </mrow>
        </mrow>
        <mo stretchy="false">=</mo>
        <mrow>
          <mo stretchy="false">−</mo>
          <mrow>
            <mo stretchy="false">∑</mo>
            <mrow>
              <mi>k</mi>
              <mrow>
                <msub>
                  <mi>x</mi>
                  <mi>i</mi>
                </msub>
                <mo stretchy="false">⋅</mo>
                <mo stretchy="false">Δ</mo>
              </mrow>
              <msub>
                <mi>x</mi>
                <mi>i</mi>
              </msub>
            </mrow>
          </mrow>
        </mrow>
      </mrow>
    </mrow>
    <annotation encoding="StarMath 5.0">%DELTA A_12 = sum %DELTA A_i = sum F_i %DELTA x_i=-sum{ F_{i*` } %DELTA x_i}=-sum {k x_i cdot %DELTA x_i}</annotation>
  </semantics>
</math>
</file>

<file path=Object 8/content.xml><?xml version="1.0" encoding="utf-8"?>
<math xmlns="http://www.w3.org/1998/Math/MathML">
  <semantics>
    <mrow>
      <msub>
        <mi>F</mi>
        <mrow>
          <mi>i</mi>
          <mo stretchy="false">∗</mo>
          <mi/>
        </mrow>
      </msub>
      <mo stretchy="false">Δ</mo>
      <mrow>
        <msub>
          <mi>x</mi>
          <mi>i</mi>
        </msub>
        <mo stretchy="false">=</mo>
        <msub>
          <mi mathvariant="italic">kx</mi>
          <mi>i</mi>
        </msub>
      </mrow>
      <mo stretchy="false">Δ</mo>
      <mrow>
        <msub>
          <mi>x</mi>
          <mi>i</mi>
        </msub>
        <mo stretchy="false">=</mo>
        <msub>
          <mi>S</mi>
          <mi mathvariant="italic">ABCD</mi>
        </msub>
      </mrow>
    </mrow>
    <annotation encoding="StarMath 5.0">F_{i*` } %DELTA x_i = kx_i %DELTA x_i= S_ABCD</annotation>
  </semantics>
</math>
</file>

<file path=Object 9/content.xml><?xml version="1.0" encoding="utf-8"?>
<math xmlns="http://www.w3.org/1998/Math/MathML">
  <semantics>
    <mrow>
      <msub>
        <mi>A</mi>
        <msub>
          <mi>F</mi>
          <mi mathvariant="italic">упр</mi>
        </msub>
      </msub>
      <mo stretchy="false">=</mo>
      <mrow>
        <mfrac>
          <msubsup>
            <mi mathvariant="italic">kx</mi>
            <mn>1</mn>
            <mn>2</mn>
          </msubsup>
          <mn>2</mn>
        </mfrac>
        <mo stretchy="false">−</mo>
        <mfrac>
          <msubsup>
            <mi mathvariant="italic">kx</mi>
            <mn>2</mn>
            <mn>2</mn>
          </msubsup>
          <mn>2</mn>
        </mfrac>
      </mrow>
    </mrow>
    <annotation encoding="StarMath 5.0">A_{F_упр}={kx_1^2 }over 2 -{kx_2^2 }over 2 </annotation>
  </semantics>
</math>
</file>